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4.52mm"/>
    </style:style>
    <style:style style:name="co6" style:family="table-column">
      <style:table-column-properties fo:break-before="auto" style:column-width="22.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217" table:style-name="ta1">
        <table:shapes>
          <draw:frame draw:z-index="0" draw:style-name="gr1" draw:text-style-name="P1" svg:width="159.99mm" svg:height="89.99mm" svg:x="126.01mm" svg:y="1mm">
            <loext:p draw:notify-on-update-of-ranges="test217.G1:test217.G1 test217.G2:test217.G11 test217.C1:test217.C1 test217.C2:test217.C11 test217.G1:test217.G1 test217.G2:test217.G11 test217.D1:test217.D1 test217.D2:test217.D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27:33</text:p>
          </table:table-cell>
          <table:table-cell office:value-type="float" office:value="0.013258" calcext:value-type="float">
            <text:p>0.013258</text:p>
          </table:table-cell>
          <table:table-cell office:value-type="float" office:value="0.006449" calcext:value-type="float">
            <text:p>0.006449</text:p>
          </table:table-cell>
          <table:table-cell office:value-type="float" office:value="0" calcext:value-type="float">
            <text:p>0</text:p>
          </table:table-cell>
          <table:table-cell office:value-type="float" office:value="157995" calcext:value-type="float">
            <text:p>157995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27:34</text:p>
          </table:table-cell>
          <table:table-cell office:value-type="float" office:value="0.0167" calcext:value-type="float">
            <text:p>0.0167</text:p>
          </table:table-cell>
          <table:table-cell office:value-type="float" office:value="0.006238" calcext:value-type="float">
            <text:p>0.006238</text:p>
          </table:table-cell>
          <table:table-cell office:value-type="float" office:value="0" calcext:value-type="float">
            <text:p>0</text:p>
          </table:table-cell>
          <table:table-cell office:value-type="float" office:value="145807" calcext:value-type="float">
            <text:p>145807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27:35</text:p>
          </table:table-cell>
          <table:table-cell office:value-type="float" office:value="0.019076" calcext:value-type="float">
            <text:p>0.019076</text:p>
          </table:table-cell>
          <table:table-cell office:value-type="float" office:value="0.006404" calcext:value-type="float">
            <text:p>0.006404</text:p>
          </table:table-cell>
          <table:table-cell office:value-type="float" office:value="0" calcext:value-type="float">
            <text:p>0</text:p>
          </table:table-cell>
          <table:table-cell office:value-type="float" office:value="143073" calcext:value-type="float">
            <text:p>143073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27:36</text:p>
          </table:table-cell>
          <table:table-cell office:value-type="float" office:value="0.038198" calcext:value-type="float">
            <text:p>0.038198</text:p>
          </table:table-cell>
          <table:table-cell office:value-type="float" office:value="0.009703" calcext:value-type="float">
            <text:p>0.009703</text:p>
          </table:table-cell>
          <table:table-cell office:value-type="float" office:value="0" calcext:value-type="float">
            <text:p>0</text:p>
          </table:table-cell>
          <table:table-cell office:value-type="float" office:value="140595" calcext:value-type="float">
            <text:p>140595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27:37</text:p>
          </table:table-cell>
          <table:table-cell office:value-type="float" office:value="0.032947" calcext:value-type="float">
            <text:p>0.032947</text:p>
          </table:table-cell>
          <table:table-cell office:value-type="float" office:value="0.006536" calcext:value-type="float">
            <text:p>0.006536</text:p>
          </table:table-cell>
          <table:table-cell office:value-type="float" office:value="0" calcext:value-type="float">
            <text:p>0</text:p>
          </table:table-cell>
          <table:table-cell office:value-type="float" office:value="149877" calcext:value-type="float">
            <text:p>149877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27:38</text:p>
          </table:table-cell>
          <table:table-cell office:value-type="float" office:value="0.025581" calcext:value-type="float">
            <text:p>0.025581</text:p>
          </table:table-cell>
          <table:table-cell office:value-type="float" office:value="0.006962" calcext:value-type="float">
            <text:p>0.006962</text:p>
          </table:table-cell>
          <table:table-cell office:value-type="float" office:value="0" calcext:value-type="float">
            <text:p>0</text:p>
          </table:table-cell>
          <table:table-cell office:value-type="float" office:value="161123" calcext:value-type="float">
            <text:p>161123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27:39</text:p>
          </table:table-cell>
          <table:table-cell office:value-type="float" office:value="0.026412" calcext:value-type="float">
            <text:p>0.026412</text:p>
          </table:table-cell>
          <table:table-cell office:value-type="float" office:value="0.008381" calcext:value-type="float">
            <text:p>0.008381</text:p>
          </table:table-cell>
          <table:table-cell office:value-type="float" office:value="0" calcext:value-type="float">
            <text:p>0</text:p>
          </table:table-cell>
          <table:table-cell office:value-type="float" office:value="173868" calcext:value-type="float">
            <text:p>173868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27:40</text:p>
          </table:table-cell>
          <table:table-cell office:value-type="float" office:value="0.069217" calcext:value-type="float">
            <text:p>0.069217</text:p>
          </table:table-cell>
          <table:table-cell office:value-type="float" office:value="0.009107" calcext:value-type="float">
            <text:p>0.009107</text:p>
          </table:table-cell>
          <table:table-cell office:value-type="float" office:value="0" calcext:value-type="float">
            <text:p>0</text:p>
          </table:table-cell>
          <table:table-cell office:value-type="float" office:value="162100" calcext:value-type="float">
            <text:p>162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27:41</text:p>
          </table:table-cell>
          <table:table-cell office:value-type="float" office:value="0.068317" calcext:value-type="float">
            <text:p>0.068317</text:p>
          </table:table-cell>
          <table:table-cell office:value-type="float" office:value="0.006933" calcext:value-type="float">
            <text:p>0.006933</text:p>
          </table:table-cell>
          <table:table-cell office:value-type="float" office:value="0" calcext:value-type="float">
            <text:p>0</text:p>
          </table:table-cell>
          <table:table-cell office:value-type="float" office:value="139678" calcext:value-type="float">
            <text:p>139678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27:42</text:p>
          </table:table-cell>
          <table:table-cell office:value-type="float" office:value="0.059773" calcext:value-type="float">
            <text:p>0.059773</text:p>
          </table:table-cell>
          <table:table-cell office:value-type="float" office:value="0.007723" calcext:value-type="float">
            <text:p>0.007723</text:p>
          </table:table-cell>
          <table:table-cell office:value-type="float" office:value="0" calcext:value-type="float">
            <text:p>0</text:p>
          </table:table-cell>
          <table:table-cell office:value-type="float" office:value="138735" calcext:value-type="float">
            <text:p>138735</text:p>
          </table:table-cell>
          <table:table-cell office:value-type="float" office:value="596" calcext:value-type="float">
            <text:p>5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13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13T10:29:40.314829848</dc:date>
    <meta:editing-duration>PT47S</meta:editing-duration>
    <meta:editing-cycles>1</meta:editing-cycles>
    <meta:document-statistic meta:table-count="1" meta:cell-count="77" meta:object-count="1"/>
    <meta:generator>LibreOffice/5.4.0.3$Linux_X86_64 LibreOffice_project/7556cbc6811c9d992f4064ab9287069087d7f62c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2 0 1" chart:style-name="ch1">
        <chart:legend chart:legend-position="end" svg:x="14.001cm" svg:y="4.005cm" style:legend-expansion="high" chart:style-name="ch2"/>
        <chart:plot-area chart:style-name="ch3" table:cell-range-address="test217.G1:test217.G11 test217.C1:test217.D11" chart:data-source-has-labels="row" svg:x="0.32cm" svg:y="0.18cm" svg:width="13.361cm" svg:height="8.64cm">
          <chartooo:coordinate-region svg:x="1.232cm" svg:y="0.354cm" svg:width="12.169cm" svg:height="7.87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217.C2:test217.C11" chart:label-cell-address="test217.C1:test217.C1" chart:class="chart:scatter">
            <chart:domain table:cell-range-address="test217.G2:test217.G11"/>
            <chart:data-point chart:repeated="10"/>
          </chart:series>
          <chart:series chart:style-name="ch7" chart:values-cell-range-address="test217.D2:test217.D11" chart:label-cell-address="test217.D1:test217.D1" chart:class="chart:scatte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latency</text:p>
                <draw:g>
                  <svg:desc>test217.C1:test217.C1</svg:desc>
                </draw:g>
              </table:table-cell>
              <table:table-cell office:value-type="string">
                <text:p>xfertime</text:p>
                <draw:g>
                  <svg:desc>test217.D1:test217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5">
                <text:p>215</text:p>
                <draw:g>
                  <svg:desc>test217.G2:test217.G11</svg:desc>
                </draw:g>
              </table:table-cell>
              <table:table-cell office:value-type="float" office:value="0.013258">
                <text:p>0.013258</text:p>
                <draw:g>
                  <svg:desc>test217.C2:test217.C11</svg:desc>
                </draw:g>
              </table:table-cell>
              <table:table-cell office:value-type="float" office:value="0.006449">
                <text:p>0.006449</text:p>
                <draw:g>
                  <svg:desc>test217.D2:test217.D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98">
                <text:p>598</text:p>
              </table:table-cell>
              <table:table-cell office:value-type="float" office:value="0.0167">
                <text:p>0.0167</text:p>
              </table:table-cell>
              <table:table-cell office:value-type="float" office:value="0.006238">
                <text:p>0.0062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99">
                <text:p>599</text:p>
              </table:table-cell>
              <table:table-cell office:value-type="float" office:value="0.019076">
                <text:p>0.019076</text:p>
              </table:table-cell>
              <table:table-cell office:value-type="float" office:value="0.006404">
                <text:p>0.0064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">
                <text:p>600</text:p>
              </table:table-cell>
              <table:table-cell office:value-type="float" office:value="0.038198">
                <text:p>0.038198</text:p>
              </table:table-cell>
              <table:table-cell office:value-type="float" office:value="0.009703">
                <text:p>0.0097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98">
                <text:p>598</text:p>
              </table:table-cell>
              <table:table-cell office:value-type="float" office:value="0.032947">
                <text:p>0.032947</text:p>
              </table:table-cell>
              <table:table-cell office:value-type="float" office:value="0.006536">
                <text:p>0.0065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97">
                <text:p>597</text:p>
              </table:table-cell>
              <table:table-cell office:value-type="float" office:value="0.025581">
                <text:p>0.025581</text:p>
              </table:table-cell>
              <table:table-cell office:value-type="float" office:value="0.006962">
                <text:p>0.0069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93">
                <text:p>593</text:p>
              </table:table-cell>
              <table:table-cell office:value-type="float" office:value="0.026412">
                <text:p>0.026412</text:p>
              </table:table-cell>
              <table:table-cell office:value-type="float" office:value="0.008381">
                <text:p>0.0083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1">
                <text:p>601</text:p>
              </table:table-cell>
              <table:table-cell office:value-type="float" office:value="0.069217">
                <text:p>0.069217</text:p>
              </table:table-cell>
              <table:table-cell office:value-type="float" office:value="0.009107">
                <text:p>0.0091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96">
                <text:p>596</text:p>
              </table:table-cell>
              <table:table-cell office:value-type="float" office:value="0.068317">
                <text:p>0.068317</text:p>
              </table:table-cell>
              <table:table-cell office:value-type="float" office:value="0.006933">
                <text:p>0.0069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6">
                <text:p>596</text:p>
              </table:table-cell>
              <table:table-cell office:value-type="float" office:value="0.059773">
                <text:p>0.059773</text:p>
              </table:table-cell>
              <table:table-cell office:value-type="float" office:value="0.007723">
                <text:p>0.0077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